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Los Individuos: Piezas Vivas de un Gran Sistema</text:span></text:h>
      <text:p text:style-name="Text_20_body">Imaginemos por un momento que la vida es una máquina gigantesca, un sistema tan vasto que ninguna mente humana podría abarcarlo por completo. Si quisiéramos desarmarla para entender cómo funciona, pronto descubriríamos que no está construida de engranajes metálicos ni de circuitos eléctricos. Sus piezas fundamentales son los <text:span text:style-name="Strong_20_Emphasis">individuos</text:span>: seres vivos que nacen, crecen, se reproducen y, tarde o temprano, mueren.</text:p>
      <text:p text:style-name="Text_20_body">Pero ¿qué es realmente un individuo? En el sentido más simple, es <text:span text:style-name="Strong_20_Emphasis">una unidad única de vida</text:span>. Puede ser un árbol, una ballena azul, un insecto diminuto o un ser humano. Cada uno de ellos es irrepetible, ocupa un lugar específico en el mundo y tiene su propia historia, aunque forme parte de una especie. Y, sin embargo, más allá de las diferencias visibles, todos cumplen la misma función esencial: mantener en marcha el proceso que sostiene a la vida.</text:p>
      <text:p text:style-name="Horizontal_20_Line"/>
      <text:h text:style-name="Heading_20_4" text:outline-level="4"><text:span text:style-name="Strong_20_Emphasis">Los individuos como portadores de información</text:span></text:h>
      <text:p text:style-name="Text_20_body">Cada individuo guarda en su interior un <text:span text:style-name="Strong_20_Emphasis">código secreto</text:span> que llamamos ADN. Este código no es solo un conjunto de instrucciones para formar su cuerpo y guiar su desarrollo; también contiene la memoria de una larga cadena de procesos que se han transmitido generación tras generación. En cierto sentido, el ADN es como una biblioteca viviente: almacena datos que permiten que la vida se reproduzca, aprenda y explore nuevas posibilidades.</text:p>
      <text:p text:style-name="Text_20_body">Y lo más interesante es que <text:span text:style-name="Strong_20_Emphasis">esta memoria no se borra</text:span> con la muerte de un individuo. Se transfiere y transforma durante la reproducción, dando lugar a nuevas formas de vida que llevan consigo la esencia de lo que vino antes, pero también algo nuevo que antes no existía.</text:p>
      <text:p text:style-name="Horizontal_20_Line"/>
      <text:h text:style-name="Heading_20_4" text:outline-level="4"><text:span text:style-name="Strong_20_Emphasis">Un ciclo sencillo, pero profundo</text:span></text:h>
      <text:p text:style-name="Text_20_body">El ciclo de vida de cada individuo parece simple: <text:span text:style-name="Strong_20_Emphasis">nacer, vivir, reproducirse y morir</text:span>. Sin embargo, si lo miramos desde la perspectiva del sistema global, este ciclo no es un mero accidente biológico. Es, en realidad, la manera en que la vida ejecuta un proceso de cálculo continuo. Cada nacimiento representa un nuevo estado del sistema; cada reproducción, un paso hacia adelante; cada muerte, la conclusión de una tarea ya cumplida.</text:p>
      <text:p text:style-name="Text_20_body">Esto significa que los individuos no son solo habitantes del mundo. Son <text:span text:style-name="Strong_20_Emphasis">operadores del proceso de la vida</text:span>, agentes encargados de avanzar un cálculo inmenso que, generación tras generación, construye la historia de la existencia.</text:p>
      <text:p text:style-name="Horizontal_20_Line"/>
      <text:h text:style-name="Heading_20_4" text:outline-level="4"><text:span text:style-name="Strong_20_Emphasis">Diferencias que marcan la diferencia</text:span></text:h>
      <text:p text:style-name="Text_20_body">No todos los individuos son iguales, ni siquiera dentro de una misma especie. Esta diversidad no es un simple capricho de la naturaleza; es una estrategia para aumentar la capacidad de exploración del sistema. Cuando los individuos son distintos, cada uno puede intentar un camino diferente, enfrentar <text:soft-page-break/>los desafíos de manera única y, de ese modo, aumentar las probabilidades de encontrar soluciones que mantengan la vida en marcha.</text:p>
      <text:p text:style-name="Text_20_body">Imaginemos que la vida fuera un explorador perdido en un laberinto gigantesco. Si solo tuviera una linterna y un camino por seguir, podría tardar una eternidad en encontrar la salida. Pero si contara con millones de linternas —millones de individuos probando millones de rutas distintas al mismo tiempo—, la probabilidad de hallar la salida aumentaría de manera increíble.</text:p>
      <text:p text:style-name="Horizontal_20_Line"/>
      <text:h text:style-name="Heading_20_4" text:outline-level="4"><text:span text:style-name="Strong_20_Emphasis">Un papel efímero, pero esencial</text:span></text:h>
      <text:p text:style-name="Text_20_body">Cada individuo cumple con su función y luego desaparece. Puede parecer una existencia breve, especialmente en comparación con la magnitud del sistema que alimenta. Pero, sin su contribución, la vida no avanzaría ni un solo paso. Su legado no se mide solo en años vividos, sino en la información que deja atrás, en la huella que marca en el gran proceso colectivo.</text:p>
      <text:p text:style-name="Text_20_body">Por eso, aunque los individuos parezcan frágiles y transitorios, son esenciales para la continuidad de la vida. Son los puntos de apoyo sobre los que el sistema se eleva, generación tras generación, hacia formas más complejas de organización, conocimiento y adaptación.</text:p>
      <text:p text:style-name="Horizontal_20_Line"/>
      <text:h text:style-name="Heading_20_4" text:outline-level="4"><text:span text:style-name="Strong_20_Emphasis">El gran descubrimiento</text:span></text:h>
      <text:p text:style-name="Text_20_body">Cuando miramos a los individuos desde esta perspectiva, descubrimos algo fascinante: <text:span text:style-name="Strong_20_Emphasis">la vida no se sostiene gracias a la permanencia de sus partes, sino gracias a su capacidad para renovarlas constantemente</text:span>. Cada ser vivo es como una chispa en una corriente infinita, una manifestación temporal de un proceso mucho mayor que lo abarca y lo trasciende.</text:p>
      <text:p text:style-name="Text_20_body">Y, sin embargo, en esa brevedad hay un propósito. Porque cada individuo lleva consigo la memoria de todo lo que ha sido, la capacidad de proyectar lo que aún puede ser y la responsabilidad de abrir el camino hacia lo desconocido.</text:p>
      <text:p text:style-name="Horizontal_20_Line"/>
      <text:p text:style-name="Text_20_body">¿Quieres que lo completemos con <text:span text:style-name="Strong_20_Emphasis">ejemplos visuales (animales, humanos, plantas)</text:span> para reforzar la idea, o prefieres que mantengamos un tono más abstracto y conceptual? ¿Debemos incluir una <text:span text:style-name="Strong_20_Emphasis">breve conexión al capítulo técnico</text:span>, para que el lector vea cómo estos conceptos se traducen en el sistema lógico que estamos desarrolland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9-01T17:43:49.138000000</meta:creation-date>
    <dc:date>2025-09-01T18:09:50.147000000</dc:date>
    <meta:editing-duration>PT15M50S</meta:editing-duration>
    <meta:editing-cycles>1</meta:editing-cycles>
    <meta:document-statistic meta:table-count="0" meta:image-count="0" meta:object-count="0" meta:page-count="2" meta:paragraph-count="19" meta:word-count="774" meta:character-count="4780" meta:non-whitespace-character-count="4026"/>
    <meta:generator>LibreOffice/7.3.5.2$Windows_X86_64 LibreOffice_project/184fe81b8c8c30d8b5082578aee2fed2ea847c01</meta:generator>
  </office:meta>
</office:document-meta>
</file>